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90f" officeooo:paragraph-rsid="0011490f"/>
    </style:style>
    <style:style style:name="P2" style:family="paragraph" style:parent-style-name="Standard">
      <style:text-properties fo:color="#000000" officeooo:rsid="0012ccac" officeooo:paragraph-rsid="0012ccac"/>
    </style:style>
    <style:style style:name="P3" style:family="paragraph" style:parent-style-name="Standard">
      <style:text-properties fo:color="#ff3333" officeooo:rsid="0012ccac" officeooo:paragraph-rsid="0012ccac"/>
    </style:style>
    <style:style style:name="P4" style:family="paragraph" style:parent-style-name="Standard">
      <style:text-properties fo:color="#6666ff" officeooo:rsid="0012ccac" officeooo:paragraph-rsid="0012ccac"/>
    </style:style>
    <style:style style:name="P5" style:family="paragraph" style:parent-style-name="Standard">
      <style:text-properties fo:color="#0000cc" officeooo:rsid="0012ccac" officeooo:paragraph-rsid="0012ccac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rsid="0011490f" officeooo:paragraph-rsid="0011490f" style:font-size-asian="11pt" style:font-size-complex="11pt"/>
    </style:style>
    <style:style style:name="P8" style:family="paragraph" style:parent-style-name="terminal">
      <style:text-properties fo:color="#000000"/>
    </style:style>
    <style:style style:name="P9" style:family="paragraph" style:parent-style-name="terminal">
      <style:text-properties fo:color="#000000" officeooo:rsid="0012ccac" officeooo:paragraph-rsid="0012ccac"/>
    </style:style>
    <style:style style:name="P10" style:family="paragraph" style:parent-style-name="terminal">
      <style:text-properties fo:color="#000000" fo:font-size="11pt" style:font-size-asian="11pt" style:font-size-complex="11pt"/>
    </style:style>
    <style:style style:name="T1" style:family="text">
      <style:text-properties fo:color="#ff3333"/>
    </style:style>
    <style:style style:name="T2" style:family="text">
      <style:text-properties fo:color="#0000cc"/>
    </style:style>
    <style:style style:name="T3" style:family="text">
      <style:text-properties fo:color="#666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élix Bezançon</text:p>
      <text:p text:style-name="P9">Matthieu Jan</text:p>
      <text:p text:style-name="P8"><text:span text:style-name="T1"/></text:p>
      <text:p text:style-name="P10"><text:span text:style-name="T1">CHAR</text:span> := [<text:span text:style-name="T2">a</text:span>-<text:span text:style-name="T2">z</text:span>]|[<text:span text:style-name="T2">A</text:span>-<text:span text:style-name="T2">Z</text:span>]</text:p>
      <text:p text:style-name="P10"><text:span text:style-name="T1">DIGIT</text:span> := [<text:span text:style-name="T2">0</text:span>-<text:span text:style-name="T2">9</text:span>]</text:p>
      <text:p text:style-name="P6"><text:span text:style-name="T1">DIGITNO</text:span> := [<text:span text:style-name="T2">1</text:span>-<text:span text:style-name="T2">9</text:span>]</text:p>
      <text:p text:style-name="P7"><text:span text:style-name="T1">IDENTIFIER</text:span> := <text:span text:style-name="T1">CHAR</text:span>(<text:span text:style-name="T1">CHAR</text:span>|<text:span text:style-name="T1">DIGIT</text:span>)*</text:p>
      <text:p text:style-name="P7"><text:span text:style-name="T1">TYPE</text:span> := (<text:span text:style-name="T2">int</text:span> | <text:span text:style-name="T2">bool</text:span> | <text:span text:style-name="T2">string</text:span>)(<text:span text:style-name="T2">[</text:span><text:span text:style-name="T1">NUMBER</text:span><text:span text:style-name="T2">]</text:span>)?</text:p>
      <text:p text:style-name="P7"/>
      <text:p text:style-name="P6"><text:span text:style-name="T1">BASICPROC</text:span> := <text:span text:style-name="T2">afficher(</text:span><text:span text:style-name="T1">EXPRSTRING</text:span><text:span text:style-name="T2">)</text:span></text:p>
      <text:p text:style-name="P6"><text:span text:style-name="T1">BASICFUN</text:span> := <text:span text:style-name="T2">saisirEntier()</text:span></text:p>
      <text:p text:style-name="P7"><text:span text:style-name="T1">BASICFUN</text:span> := <text:span text:style-name="T2">intToString(</text:span><text:span text:style-name="T1">EXPARITHMETIC</text:span><text:span text:style-name="T2">)</text:span></text:p>
      <text:p text:style-name="P7"><text:span text:style-name="T1">BASICFUN</text:span> := <text:span text:style-name="T2">stringToInt(</text:span><text:span text:style-name="T1">EXPSTRING</text:span><text:span text:style-name="T2">)</text:span></text:p>
      <text:p text:style-name="P7"/>
      <text:p text:style-name="P7"/>
      <text:p text:style-name="P7"><text:span text:style-name="T1">PROGRAM</text:span> := (<text:span text:style-name="T1">FUNCTION</text:span>|<text:span text:style-name="T1">PROCEDURE</text:span>)* <text:span text:style-name="T2">algo</text:span> <text:span text:style-name="T1">IDENTIFIER</text:span> <text:span text:style-name="T1">DECLARATION</text:span>* <text:span text:style-name="T2">begin</text:span> <text:span text:style-name="T1">STATEMENT</text:span>+ <text:span text:style-name="T2">end</text:span></text:p>
      <text:p text:style-name="P7"><text:s text:c="4"/><text:span text:style-name="T1">FUNCTION</text:span> := <text:span text:style-name="T2">function</text:span> <text:span text:style-name="T1">TYPE IDENTIFIER</text:span><text:span text:style-name="T2">( </text:span><text:s text:c="4"/>(<text:span text:style-name="T1">PARAM</text:span>(<text:span text:style-name="T2">,</text:span><text:span text:style-name="T1">PARAM</text:span>)*)? <text:s text:c="2"/><text:span text:style-name="T2">)</text:span> <text:span text:style-name="T1">DECLARATION</text:span>* <text:span text:style-name="T2">begin</text:span> <text:span text:style-name="T1">STATEMENT</text:span>* <text:span text:style-name="T2">return</text:span> <text:span text:style-name="T1">ACTION</text:span> <text:span text:style-name="T2">end</text:span></text:p>
      <text:p text:style-name="P7"><text:s text:c="4"/><text:span text:style-name="T1">PROCEDURE</text:span> := <text:span text:style-name="T2">proc</text:span> <text:span text:style-name="T1">IDENTIFIER</text:span><text:span text:style-name="T2">(</text:span> <text:s text:c="4"/>(<text:span text:style-name="T1">PARAM</text:span>(<text:span text:style-name="T2">,</text:span><text:span text:style-name="T1">PARAM</text:span>)*)? <text:s text:c="2"/><text:span text:style-name="T2">)</text:span> <text:span text:style-name="T1">DECLARATION</text:span>* <text:span text:style-name="T2">begin</text:span> <text:span text:style-name="T1">STATEMENT</text:span>+ <text:span text:style-name="T2">end</text:span></text:p>
      <text:p text:style-name="P7"><text:s text:c="8"/><text:span text:style-name="T1">PARAM</text:span> := <text:span text:style-name="T1">TYPE</text:span> <text:span text:style-name="T1">IDENTIFIER</text:span><text:span text:style-name="T2">;</text:span></text:p>
      <text:p text:style-name="P7"/>
      <text:p text:style-name="P7"><text:s text:c="4"/><text:span text:style-name="T1">DECLARATION</text:span> := <text:span text:style-name="T1">TYPE</text:span> <text:span text:style-name="T1">IDENTIFIER</text:span> (<text:span text:style-name="T2">,</text:span> <text:span text:style-name="T1">IDENTIFIER</text:span>)<text:span text:style-name="T2">;</text:span></text:p>
      <text:p text:style-name="P7"/>
      <text:p text:style-name="P7"><text:s text:c="4"/><text:span text:style-name="T1">STATEMENT</text:span> := <text:span text:style-name="T1">AFFECTATION</text:span> | <text:span text:style-name="T1">IFBLOC</text:span> | <text:span text:style-name="T1">LOOP</text:span> | <text:span text:style-name="T1">PROCCALL</text:span></text:p>
      <text:p text:style-name="P7"><text:s text:c="8"/><text:span text:style-name="T1">AFFECTATION</text:span> := <text:span text:style-name="T1">IDENTIFIER</text:span> <text:span text:style-name="T2">=</text:span> <text:span text:style-name="T1">OPERATION</text:span><text:span text:style-name="T2">;</text:span></text:p>
      <text:p text:style-name="P7"><text:s text:c="12"/><text:span text:style-name="T1">OPERATION</text:span> := <text:span text:style-name="T1">EXPARITHMETIC</text:span> | <text:span text:style-name="T1">EXPLOGIC</text:span> | <text:span text:style-name="T1">EXPSTRING</text:span> | <text:span text:style-name="T1">FUNCALL</text:span> | <text:span text:style-name="T1">VARIABLE</text:span></text:p>
      <text:p text:style-name="P7"><text:s text:c="16"/><text:span text:style-name="T1">VARIABLE</text:span> := <text:span text:style-name="T1">IDENTIFIER</text:span>(<text:span text:style-name="T2">[</text:span><text:span text:style-name="T1">NUMBER</text:span><text:span text:style-name="T2">]</text:span>)?</text:p>
      <text:p text:style-name="P7"><text:s text:c="16"/><text:span text:style-name="T1">STRINGPARAM</text:span> := <text:span text:style-name="T2">"</text:span>(<text:span text:style-name="T1">CHAR</text:span>|<text:span text:style-name="T1">DIGIT</text:span>)*<text:span text:style-name="T2">"</text:span></text:p>
      <text:p text:style-name="P7"><text:s text:c="16"/><text:span text:style-name="T1">FUNCALL</text:span> := <text:span text:style-name="T1">CALL</text:span> | <text:span text:style-name="T1">BASICFUN</text:span></text:p>
      <text:p text:style-name="P7"><text:s text:c="16"/><text:span text:style-name="T1">PROCCALL</text:span> := <text:span text:style-name="T1">CALL</text:span> | <text:span text:style-name="T1">BASICPROC</text:span><text:span text:style-name="T2">;</text:span></text:p>
      <text:p text:style-name="P7"><text:s text:c="16"/><text:span text:style-name="T1">CALL</text:span> := <text:span text:style-name="T1">IDENTIFIER</text:span><text:span text:style-name="T2">( </text:span><text:s/>(<text:span text:style-name="T1">OPERATION</text:span>(<text:span text:style-name="T2">,</text:span><text:span text:style-name="T1">OPERATION</text:span>)*)? <text:s/><text:span text:style-name="T2">)</text:span></text:p>
      <text:p text:style-name="P7"><text:s text:c="16"/><text:span text:style-name="T1">EXPARITHMETIC</text:span> := <text:span text:style-name="T1">TERM</text:span> ((<text:span text:style-name="T2">+</text:span>|<text:span text:style-name="T2">-</text:span>) <text:span text:style-name="T1">TERM</text:span>)*</text:p>
      <text:p text:style-name="P7"><text:s text:c="20"/><text:span text:style-name="T1">TERM</text:span> := <text:span text:style-name="T1">UNARY</text:span> ((<text:span text:style-name="T2">*</text:span>|<text:span text:style-name="T2">/</text:span>|<text:span text:style-name="T2">%</text:span>) <text:span text:style-name="T1">UNARY</text:span>)*</text:p>
      <text:p text:style-name="P7"><text:s text:c="20"/><text:span text:style-name="T1">INTEGER</text:span> := (<text:span text:style-name="T2">-</text:span>)? <text:span text:style-name="T1">NUMBER</text:span></text:p>
      <text:p text:style-name="P7"><text:s text:c="20"/><text:span text:style-name="T1">NUMBER</text:span> := <text:span text:style-name="T2">0</text:span> | <text:span text:style-name="T1">DIGITNO</text:span> <text:span text:style-name="T1">DIGIT</text:span>*| <text:span text:style-name="T2">(</text:span><text:span text:style-name="T1">EXPARITHMETIC</text:span><text:span text:style-name="T2">)</text:span>| <text:span text:style-name="T1">VARIABLE</text:span></text:p>
      <text:p text:style-name="P7"><text:s text:c="16"/><text:span text:style-name="T1">EXPLOGIC</text:span> := <text:span text:style-name="T1">EXPET</text:span> (<text:span text:style-name="T2">||</text:span> <text:span text:style-name="T1">EXPET</text:span>)*</text:p>
      <text:p text:style-name="P7"><text:s text:c="20"/><text:span text:style-name="T1">EXPET</text:span> := <text:span text:style-name="T1">TERMLOG</text:span> (<text:span text:style-name="T2">&amp;&amp;</text:span> <text:span text:style-name="T1">TERMLOG</text:span>)*</text:p>
      <text:p text:style-name="P7"><text:s text:c="20"/><text:span text:style-name="T1">TERMLOG</text:span> := <text:span text:style-name="T1">ELEMENTLOG</text:span> | <text:span text:style-name="T2">!</text:span><text:span text:style-name="T1">ELEMENTLOG</text:span></text:p>
      <text:p text:style-name="P7"><text:s text:c="20"/><text:span text:style-name="T1">ELEMENTLOG</text:span> := <text:span text:style-name="T1">VALUELOG</text:span> | <text:span text:style-name="T1">OPERATION</text:span> <text:span text:style-name="T2">&gt;</text:span> <text:span text:style-name="T1">OPERATION</text:span> | <text:span text:style-name="T1">OPERATION</text:span> <text:span text:style-name="T2">&lt;</text:span><text:span text:style-name="T2"> </text:span><text:span text:style-name="T1">OPERATION</text:span> | <text:span text:style-name="T1">OPERATION</text:span> <text:span text:style-name="T2">==</text:span> <text:span text:style-name="T1">OPERATION</text:span></text:p>
      <text:p text:style-name="P7"><text:s text:c="20"/><text:span text:style-name="T1">VALUELOG</text:span> := <text:span text:style-name="T2">true</text:span> | <text:span text:style-name="T2">false</text:span> | <text:span text:style-name="T2">(</text:span><text:span text:style-name="T1">EXPLOGIC</text:span><text:span text:style-name="T2">) </text:span>| <text:span text:style-name="T1">VARIABLE</text:span></text:p>
      <text:p text:style-name="P7"><text:s text:c="16"/><text:span text:style-name="T1">EXPSTRING</text:span> := (<text:span text:style-name="T1">VARIABLE</text:span> |<text:span text:style-name="T2">"</text:span>(<text:span text:style-name="T1">CHAR</text:span>|<text:span text:style-name="T1">DIGIT</text:span>)*<text:span text:style-name="T2">"</text:span>) (<text:span text:style-name="T2">.</text:span> <text:span text:style-name="T1">EXPSTRING</text:span>)?</text:p>
      <text:p text:style-name="P7"><text:s text:c="8"/><text:span text:style-name="T1">IFBLOC</text:span> := <text:span text:style-name="T2">if</text:span> <text:span text:style-name="T2">(</text:span><text:span text:style-name="T1">LOGICEXPRESSION</text:span><text:span text:style-name="T2">) then</text:span> <text:span text:style-name="T1">STATEMENT</text:span>+ <text:span text:style-name="T1">ELSEBLOC</text:span> <text:span text:style-name="T2">endif</text:span></text:p>
      <text:p text:style-name="P7"><text:s text:c="12"/><text:span text:style-name="T1">ELSEBLOC</text:span> := <text:span text:style-name="T2">else</text:span> <text:span text:style-name="T1">STATEMENT</text:span>+ | <text:span text:style-name="T2">&amp;</text:span></text:p>
      <text:p text:style-name="P7"><text:s text:c="8"/><text:span text:style-name="T1">LOOP</text:span> := <text:span text:style-name="T2">while</text:span> <text:span text:style-name="T2">(</text:span><text:span text:style-name="T1">LOGICEXPRESSION</text:span><text:span text:style-name="T2">)</text:span> <text:span text:style-name="T2">do</text:span> <text:span text:style-name="T1">STATEMENT</text:span>+ <text:span text:style-name="T2">endwhile</text:span></text:p>
      <text:p text:style-name="P7"><text:s text:c="8"/><text:span text:style-name="T1">LOOP</text:span> := <text:span text:style-name="T2">for</text:span> <text:span text:style-name="T1">NUMBER</text:span> <text:span text:style-name="T2">times</text:span> <text:span text:style-name="T2">do</text:span> <text:span text:style-name="T1">STATEMENT</text:span>+ <text:span text:style-name="T2">endfor</text:span></text:p>
      <text:p text:style-name="P1"><text:span text:style-name="T2"/></text:p>
      <text:p text:style-name="P2">Légende :</text:p>
      <text:p text:style-name="P3">Non terminaux</text:p>
      <text:p text:style-name="P5">Terminaux</text:p>
      <text:p text:style-name="P2">Éléments de définition de la grammai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minal" style:family="paragraph" style:parent-style-name="Standard">
      <style:paragraph-properties style:shadow="none"/>
      <style:text-properties fo:color="#ff3333" officeooo:rsid="0011490f" fo:background-color="transparent" style:font-size-asian="10.5pt"/>
    </style:style>
    <style:style style:name="nonterminal" style:family="paragraph" style:parent-style-name="Standard">
      <style:text-properties fo:color="#00cc00" officeooo:rsid="0011490f"/>
    </style:style>
    <style:style style:name="langage" style:family="paragraph" style:parent-style-name="Standard">
      <style:text-properties fo:color="#6666ff" officeooo:rsid="0011490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9:57:08.116810093</meta:creation-date>
    <dc:date>2017-10-06T10:15:55.916432921</dc:date>
    <meta:editing-duration>PT8M37S</meta:editing-duration>
    <meta:editing-cycles>1</meta:editing-cycles>
    <meta:document-statistic meta:table-count="0" meta:image-count="0" meta:object-count="0" meta:page-count="1" meta:paragraph-count="42" meta:word-count="230" meta:character-count="1998" meta:non-whitespace-character-count="1448"/>
    <meta:generator>LibreOffice/5.1.6.2$Linux_X86_64 LibreOffice_project/10m0$Build-2</meta:generator>
  </office:meta>
</office:document-meta>
</file>